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variant="normal" fo:text-transform="none" fo:color="#c9211e" style:font-name="Helvetica Neue" fo:font-size="10pt" fo:letter-spacing="normal" fo:font-style="normal" fo:font-weight="bold" officeooo:rsid="00102839" officeooo:paragraph-rsid="00102839" style:font-size-asian="10pt" style:font-weight-asian="bold" style:font-size-complex="10pt" style:font-weight-complex="bold"/>
    </style:style>
    <style:style style:name="P2" style:family="paragraph" style:parent-style-name="Heading_20_2">
      <style:text-properties fo:font-variant="normal" fo:text-transform="none" fo:color="#313131" style:font-name="Helvetica Neue" fo:font-size="10pt" fo:letter-spacing="normal" fo:font-style="normal" fo:font-weight="bold" officeooo:rsid="00102839" officeooo:paragraph-rsid="00102839" style:font-size-asian="10pt" style:font-weight-asian="bold" style:font-size-complex="10pt" style:font-weight-complex="bold"/>
    </style:style>
    <style:style style:name="P3" style:family="paragraph" style:parent-style-name="Standard">
      <style:text-properties fo:color="#c9211e" fo:font-weight="bold" officeooo:rsid="00102839" officeooo:paragraph-rsid="00102839" style:font-weight-asian="bold" style:font-weight-complex="bold"/>
    </style:style>
    <style:style style:name="P4" style:family="paragraph" style:parent-style-name="Standard">
      <style:text-properties fo:color="#000000" fo:font-weight="normal" officeooo:rsid="00102839" officeooo:paragraph-rsid="00102839" style:font-weight-asian="normal" style:font-weight-complex="normal"/>
    </style:style>
    <style:style style:name="P5" style:family="paragraph" style:parent-style-name="Standard">
      <style:text-properties fo:font-variant="normal" fo:text-transform="none" fo:color="#515151" style:font-name="Helvetica Neue" fo:font-size="12pt" fo:letter-spacing="normal" fo:font-style="normal" fo:font-weight="normal" officeooo:rsid="00102839" officeooo:paragraph-rsid="00102839"/>
    </style:style>
    <style:style style:name="P6" style:family="paragraph" style:parent-style-name="Text_20_body">
      <style:text-properties fo:font-variant="normal" fo:text-transform="none" fo:color="#c9211e" style:font-name="Helvetica Neue" fo:font-size="10pt" fo:letter-spacing="normal" fo:font-style="normal" fo:font-weight="bold" officeooo:rsid="00102839" officeooo:paragraph-rsid="00102839" style:font-size-asian="10pt" style:font-weight-asian="bold" style:font-size-complex="10pt" style:font-weight-complex="bold"/>
    </style:style>
    <style:style style:name="P7" style:family="paragraph" style:parent-style-name="Text_20_body">
      <style:paragraph-properties fo:margin-left="0in" fo:margin-right="0in" fo:margin-top="0in" fo:margin-bottom="0.0972in" loext:contextual-spacing="false" fo:orphans="2" fo:widows="2" fo:text-indent="0in" style:auto-text-indent="false"/>
    </style:style>
    <style:style style:name="P8"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515151" style:font-name="Helvetica Neue" fo:font-size="10pt" fo:letter-spacing="normal" fo:font-style="normal" fo:font-weight="normal" style:font-size-asian="10pt" style:font-size-complex="10pt"/>
    </style:style>
    <style:style style:name="P9" style:family="paragraph" style:parent-style-name="Standard">
      <style:text-properties fo:color="#000000" fo:font-weight="normal" officeooo:rsid="00102839" officeooo:paragraph-rsid="00102839" style:font-weight-asian="normal" style:font-weight-complex="normal"/>
    </style:style>
    <style:style style:name="P10" style:family="paragraph" style:parent-style-name="Text_20_body" style:list-style-name="L1">
      <style:paragraph-properties fo:margin-top="0in" fo:margin-bottom="0.0972in" loext:contextual-spacing="false" fo:orphans="2" fo:widows="2"/>
      <style:text-properties fo:font-variant="normal" fo:text-transform="none" fo:color="#515151" style:font-name="Helvetica Neue" fo:font-size="10pt" fo:letter-spacing="normal" fo:font-style="normal" fo:font-weight="normal" style:font-size-asian="10pt" style:font-size-complex="10pt"/>
    </style:style>
    <style:style style:name="P11" style:family="paragraph" style:parent-style-name="Text_20_body" style:list-style-name="L1">
      <style:paragraph-properties fo:margin-top="0in" fo:margin-bottom="0.0972in" loext:contextual-spacing="false" fo:orphans="2" fo:widows="2"/>
    </style:style>
    <style:style style:name="T1" style:family="text">
      <style:text-properties fo:font-variant="normal" fo:text-transform="none" fo:color="#303030" style:font-name="Helvetica Neue" fo:font-size="10pt" fo:letter-spacing="normal" fo:font-style="normal" fo:font-weight="normal" style:font-size-asian="10pt" style:font-size-complex="10pt"/>
    </style:style>
    <style:style style:name="T2" style:family="text">
      <style:text-properties fo:font-variant="normal" fo:text-transform="none" fo:color="#303030" style:font-name="Helvetica Neue" fo:font-size="10pt" fo:letter-spacing="normal" fo:font-style="normal" fo:font-weight="normal" style:font-size-asian="10pt" style:font-weight-asian="normal" style:font-size-complex="10pt" style:font-weight-complex="normal"/>
    </style:style>
    <style:style style:name="T3" style:family="text">
      <style:text-properties fo:font-variant="normal" fo:text-transform="none" fo:color="#515151" style:font-name="Helvetica Neue" fo:font-size="10pt" fo:letter-spacing="normal" fo:font-style="normal" fo:font-weight="normal" style:font-size-asian="10pt" style:font-size-complex="10pt"/>
    </style:style>
    <style:style style:name="T4" style:family="text">
      <style:text-properties fo:font-variant="normal" fo:text-transform="none" fo:color="#515151" style:font-name="Helvetica Neue" fo:font-size="10pt" fo:letter-spacing="normal" fo:font-style="normal" fo:font-weight="normal" style:font-size-asian="10pt" style:font-weight-asian="normal" style:font-size-complex="10pt" style:font-weight-complex="normal"/>
    </style:style>
    <style:style style:name="T5" style:family="text">
      <style:text-properties fo:font-variant="normal" fo:text-transform="none" fo:color="#268bd2" style:text-line-through-style="none" style:text-line-through-type="none" style:font-name="Helvetica Neue" fo:font-size="10pt" fo:letter-spacing="normal" fo:font-style="normal" style:text-underline-style="none" fo:font-weight="normal" style:text-blinking="false" style:font-size-asian="10pt" style:font-size-complex="10pt"/>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Идиомы С++ </text:p>
      <text:p text:style-name="P4">RAII</text:p>
      <text:p text:style-name="P4">классическая идиома Pimpl (pointer-to-implementation, указатель на реализацию)</text:p>
      <text:p text:style-name="P4"/>
      <text:p text:style-name="P3">Паттерны</text:p>
      <text:h text:style-name="P2" text:outline-level="2"><text:bookmark text:name="factory_method"/>Фабричный метод (Factory Method)</text:h>
      <text:p text:style-name="P6">http://alexprivalov.org/design-patterns-cpp#factory_method</text:p>
      <text:p text:style-name="P7"><text:span text:style-name="Strong_20_Emphasis"><text:span text:style-name="Emphasis"><text:span text:style-name="T1">Синонимы: Виртуальный конструктор (Virtual Constructor)</text:span></text:span></text:span><text:span text:style-name="T3"><text:line-break/>Определяет интерфейс для создания объектов, при этом выбранный класс инстанцируется подклассами, то есть оставляет подклассам решение о том, какой класс инстанцировать. Фабричный метод позволяет классу делегировать инстанцирование подклассам</text:span></text:p>
      <text:h text:style-name="P2" text:outline-level="2"><text:bookmark text:name="abstract_factory"/>Абстрактная фабрика (Abstract Factory)</text:h>
      <text:p text:style-name="P7"><text:span text:style-name="Strong_20_Emphasis"><text:span text:style-name="Emphasis"><text:span text:style-name="T1">Синонимы: Инструментарий (Kit)</text:span></text:span></text:span><text:span text:style-name="T3"><text:line-break/>Предоставляет интерфейс для создания семейств, связанных между собой, или независимых объектов, конкретные классы которых неизвестны.</text:span></text:p>
      <text:h text:style-name="P2" text:outline-level="2"><text:bookmark text:name="singleton"/>Одиночка (Singleton)</text:h>
      <text:p text:style-name="P8">Гарантирует, что некоторый класс может иметь только один экземпляр, и предоставляет глобальную точку доступа к нему.</text:p>
      <text:h text:style-name="P2" text:outline-level="2"><text:bookmark text:name="prototype"/>Прототип (Prototype)</text:h>
      <text:h text:style-name="P2" text:outline-level="2"><text:bookmark text:name="builder"/>Строитель (Builder)</text:h>
      <text:p text:style-name="P8">Отделяет конструирование сложного объекта от его представления, позволяя использовать один и тот же процесс конструирования для создания различных представлений.</text:p>
      <text:h text:style-name="P2" text:outline-level="2"><text:bookmark text:name="object_pool"/>Объектный пул (Object Pool)</text:h>
      <text:p text:style-name="P8">Объектный пул — набор инициализированных и готовых к использованию объектов. Когда системе требуется объект, он не создается, а берется из пула. Когда объект больше не нужен, он не уничтожается, а возвращается в пул. Применяется для повышения производительности, когда создание объекта в начале работы и уничтожение его в конце приводит к большим затратам</text:p>
      <text:h text:style-name="P1" text:outline-level="1"><text:bookmark text:name="structural_pattern"/>Структурные паттерны</text:h>
      <text:list xml:id="list2674245340" text:style-name="L1">
        <text:list-item>
          <text:p text:style-name="P10">Adapter makes things work after they’re designed; Bridge makes them work before they are.</text:p>
        </text:list-item>
        <text:list-item>
          <text:p text:style-name="P11"><text:span text:style-name="T3">Назначение </text:span><text:a xlink:type="simple" xlink:href="http://alexprivalov.org/design-patterns-cpp#bridge" text:style-name="Internet_20_link" text:visited-style-name="Visited_20_Internet_20_Link"><text:span text:style-name="T5">моста</text:span></text:a><text:span text:style-name="T3"> - чтобы абстракция и реализация могли изменяться независимо. Предназначение адаптера - чтобы несвязанные классы могли работать вместе.</text:span></text:p>
        </text:list-item>
        <text:list-item>
          <text:p text:style-name="P11"><text:a xlink:type="simple" xlink:href="http://alexprivalov.org/design-patterns-cpp#adapter" text:style-name="Internet_20_link" text:visited-style-name="Visited_20_Internet_20_Link"><text:span text:style-name="T5">Адаптер</text:span></text:a><text:span text:style-name="T3"> обеспечивает различные интерфейсы к объекту, </text:span><text:a xlink:type="simple" xlink:href="http://alexprivalov.org/design-patterns-cpp#proxy" text:style-name="Internet_20_link" text:visited-style-name="Visited_20_Internet_20_Link"><text:span text:style-name="T5">заместитель</text:span></text:a><text:span text:style-name="T3"> обеспечивает одинаковый интерфейс, </text:span><text:a xlink:type="simple" xlink:href="http://alexprivalov.org/design-patterns-cpp#decorator" text:style-name="Internet_20_link" text:visited-style-name="Visited_20_Internet_20_Link"><text:span text:style-name="T5">декоратор</text:span></text:a><text:span text:style-name="T3"> расширяет интерфейс.</text:span></text:p>
        </text:list-item>
        <text:list-item>
          <text:p text:style-name="P11"><text:soft-page-break/><text:a xlink:type="simple" xlink:href="http://alexprivalov.org/design-patterns-cpp#adapter" text:style-name="Internet_20_link" text:visited-style-name="Visited_20_Internet_20_Link"><text:span text:style-name="T5">Адаптер</text:span></text:a><text:span text:style-name="T3"> изменяет интерфейс объекта, </text:span><text:a xlink:type="simple" xlink:href="http://alexprivalov.org/design-patterns-cpp#decorator" text:style-name="Internet_20_link" text:visited-style-name="Visited_20_Internet_20_Link"><text:span text:style-name="T5">декоратор</text:span></text:a><text:span text:style-name="T3"> - расширяет. Поэтому он более прозрачный для клиента. Как следствие, декоратор поддерживает рекурсивную композицию, что невозможно с “чистым” адаптером.</text:span></text:p>
        </text:list-item>
      </text:list>
      <text:h text:style-name="P2" text:outline-level="2"><text:bookmark text:name="adapter"/>Адаптер (Adapter)</text:h>
      <text:p text:style-name="P7"><text:span text:style-name="Strong_20_Emphasis"><text:span text:style-name="Emphasis"><text:span text:style-name="T1">Синонимы: Обертка (Wrapper).</text:span></text:span></text:span><text:span text:style-name="T3"><text:line-break/>Преобразует интерфейс класса в некоторый другой интерфейс, ожидаемый клиентами. Обеспечивает совместную работу классов, которая была бы невозможна без данного паттерна из-за несовместимости интерфейсов.</text:span></text:p>
      <text:h text:style-name="P2" text:outline-level="2"><text:bookmark text:name="decorator"/>Декоратор (Decorator)</text:h>
      <text:p text:style-name="P8">Также может иметься в виду обертка (Wrapper). Динамически возлагает на объект новые функции. Декораторы применяются для расширения имеющейся функциональности и являются гибкой альтернативой</text:p>
      <text:p text:style-name="P3"/>
      <text:h text:style-name="P2" text:outline-level="2"><text:bookmark text:name="proxy"/>Заместитель (Proxy)</text:h>
      <text:p text:style-name="P7"><text:span text:style-name="Strong_20_Emphasis"><text:span text:style-name="Emphasis"><text:span text:style-name="T2">Синонимы: суррогат (Surrogate)</text:span></text:span></text:span><text:span text:style-name="T4"><text:line-break/>Подменяет другой объект для контроля доступа к нему, то есть является суррогатом другого объекта. Заместитель применим во всех случаях, когда возникает необходимость сослаться на объект более изощренно, чем это возможно, если использовать простой указатель. С помощью этого паттерна при доступе к объекту вводится дополнительный уровень косвенности.</text:span></text:p>
      <text:p text:style-name="P3"/>
      <text:h text:style-name="P2" text:outline-level="2"><text:bookmark text:name="composite"/>Компоновщик (Composite)</text:h>
      <text:p text:style-name="P8">Группирует объекты в древовидные структуры для представления иерархии типа “часть-целое”. Позволяет клиентам работать с единичными объектами так же, как с группами объектов.</text:p>
      <text:h text:style-name="P2" text:outline-level="2"><text:bookmark text:name="bridge"/>Мост (Bridge)</text:h>
      <text:p text:style-name="P7"><text:span text:style-name="Strong_20_Emphasis"><text:span text:style-name="Emphasis"><text:span text:style-name="T1">Синонимы: Описатель Тело (Handle Body)</text:span></text:span></text:span><text:span text:style-name="T3"><text:line-break/>Отделяет абстракцию от реализации, благодаря чему появляется возможность независимо изменять то и другое.</text:span></text:p>
      <text:h text:style-name="P2" text:outline-level="2"><text:bookmark text:name="flyweight"/>Приспособленец (Flyweight)</text:h>
      <text:p text:style-name="P8">Использует разделение для эффективной поддержки большого числа мелких объектов. При использовании приспособленцев не исключены затраты на передачу, поиск или вычисление внутреннего состояния, особенно если раньше оно хранилось как внутреннее. Однако такие расходы с лихвой компенсируются экономией памяти за счет разделения объектов-приспособленцев.</text:p>
      <text:h text:style-name="P2" text:outline-level="2"><text:bookmark text:name="facade"/>Фасад (Facade)</text:h>
      <text:p text:style-name="P8">Предоставляет унифицированный интерфейс к множеству интерфейсов в некоторой подсистеме. Определяет интерфейс более высокого уровня, облегчающий работу с подсистемой. Клиенты общаются с подсистемой, посылая запросы фасаду. Он переадресует их подходящим объектам внутри подсистемы. Хотя основную работу выполняют именно объекты подсистемы, фасаду, возможно, придется преобразовать свой интерфейс в интерфейсы подсистемы. Клиенты, пользующиеся фасадом, не имеют прямого доступа к объектам подсистемы.</text:p>
      <text:h text:style-name="P2" text:outline-level="2"><text:bookmark text:name="template_method"/><text:soft-page-break/>Шаблонный метод (Template Method)</text:h>
      <text:p text:style-name="P8">Определяет скелет алгоритма, перекладывая ответственность за некоторые его шаги на подклассы. Позволяет подклассам переопределять шаги алгоритма, не меняя его общей структуры. Шаблонные методы - один из фундаментальных приемов повторного использования кода. Они особенно важны в библиотеках классов, поскольку предоставляют возможность вынести общее поведение в библиотечные классы. Шаблонные методы приводят к инвертированной структуре кода, которую иногда называют принципом Голливуда, подразумевая часто употребляемую в этой кино-империи фразу “Не звоните нам, мы сами позвоним”. В данном случае это означает, что родительский класс вызывает операции подкласса, а не наоборот.</text:p>
      <text:h text:style-name="P2" text:outline-level="2"><text:bookmark text:name="iterator"/>Итератор (Iterator)</text:h>
      <text:p text:style-name="P7"><text:span text:style-name="Strong_20_Emphasis"><text:span text:style-name="Emphasis"><text:span text:style-name="T1">Синонимы: Курсор (Cursor)</text:span></text:span></text:span><text:span text:style-name="T3"><text:line-break/>Дает возможность последовательно обойти все элементы составного объекта, не раскрывая его внутреннего представления.</text:span></text:p>
      <text:h text:style-name="P2" text:outline-level="2"><text:bookmark text:name="command"/>Команда (Command)</text:h>
      <text:p text:style-name="P7"><text:span text:style-name="Strong_20_Emphasis"><text:span text:style-name="Emphasis"><text:span text:style-name="T1">Синонимы: Действие (Action), Сценарий транзакции (Transaction Script)</text:span></text:span></text:span><text:span text:style-name="T3"><text:line-break/>Инкапсулирует запрос в виде объекта, позволяя тем самым параметризовывать клиентов типом запроса, устанавливать очередность запросов, протоколировать их и поддерживать отмену выполнения операций.</text:span></text:p>
      <text:h text:style-name="P2" text:outline-level="2"><text:bookmark text:name="observer"/>Наблюдатель (Observer)</text:h>
      <text:p text:style-name="P7"><text:span text:style-name="Strong_20_Emphasis"><text:span text:style-name="Emphasis"><text:span text:style-name="T1">Синонимы: Подчиненные (Dependents), Издатель Подписчик (Publish Subscribe)</text:span></text:span></text:span><text:span text:style-name="T3"><text:line-break/>Определяет между объектами зависимость типа один-ко-многим, так что при изменении состояния одного объекта все зависящие от него получают извещение и автоматически обновляются. Шаблон позволяет изменять субъекты и наблюдатели независимо друг от друга. Субъекты разрешается повторно использовать без участия наблюдателей и наоборот. Это дает возможность добавлять новых наблюдателей без модификации субъекта или других наблюдателей.</text:span></text:p>
      <text:h text:style-name="P2" text:outline-level="2"><text:bookmark text:name="observer1"/>Наблюдатель (Observer)</text:h>
      <text:p text:style-name="P7"><text:span text:style-name="Strong_20_Emphasis"><text:span text:style-name="Emphasis"><text:span text:style-name="T1">Синонимы: Подчиненные (Dependents), Издатель Подписчик (Publish Subscribe)</text:span></text:span></text:span><text:span text:style-name="T3"><text:line-break/>Определяет между объектами зависимость типа один-ко-многим, так что при изменении состояния одного объекта все зависящие от него получают извещение и автоматически обновляются. Шаблон позволяет изменять субъекты и наблюдатели независимо друг от друга. Субъекты разрешается повторно использовать без участия наблюдателей и наоборот. Это дает возможность добавлять новых наблюдателей без модификации субъекта или других наблюдателей.</text:span></text:p>
      <text:h text:style-name="P2" text:outline-level="2"><text:bookmark text:name="mediator"/>Посредник (Mediator)</text:h>
      <text:p text:style-name="P8">Определяет объект, в котором инкапсулировано знание о том, как взаимодействуют объекты из некоторого множества. Способствует уменьшению числа связей между объектами, позволяя им работать без явных ссылок друг на друга. Это, в свою очередь, дает возможность независимо изменять схему взаимодействия. Коллеги посылают запросы посреднику и получают запросы от него. Посредник реализует кооперативное поведение путем переадресации каждого запроса подходящему коллеге (или нескольким коллегам).</text:p>
      <text:h text:style-name="P2" text:outline-level="2"><text:bookmark text:name="state"/><text:soft-page-break/>Состояние (State)</text:h>
      <text:p text:style-name="P8">Позволяет объекту варьировать свое поведение при изменении внутреннего состояния. При этом создается впечатление, что поменялся класс объекта.</text:p>
      <text:h text:style-name="P2" text:outline-level="2"><text:bookmark text:name="strategy"/>Стратегия (Strategy)</text:h>
      <text:p text:style-name="P7"><text:span text:style-name="Strong_20_Emphasis"><text:span text:style-name="Emphasis"><text:span text:style-name="T1">Синонимы: Политика (Policy)</text:span></text:span></text:span><text:span text:style-name="T3"><text:line-break/>Определяет семейство алгоритмов, инкапсулируя их все и позволяя подставлять один вместо другого. Можно менять алгоритм независимо от клиента, который им пользуется.</text:span></text:p>
      <text:h text:style-name="P2" text:outline-level="2"><text:bookmark text:name="memento"/>Хранитель (Memento)</text:h>
      <text:p text:style-name="P7"><text:span text:style-name="Strong_20_Emphasis"><text:span text:style-name="Emphasis"><text:span text:style-name="T1">Синонимы: Лексема (Token)</text:span></text:span></text:span><text:span text:style-name="T3"><text:line-break/>Позволяет, не нарушая инкапсуляции, получить и сохранить во внешней памяти внутреннее состояние объекта, чтобы позже объект можно было восстановить точно в таком же состоянии.</text:span></text:p>
      <text:h text:style-name="P2" text:outline-level="2"><text:bookmark text:name="chain_of_responsibility"/>Цепочка обязанностей (Chain of Responsibility)</text:h>
      <text:p text:style-name="P8">Можно избежать жесткой зависимости отправителя запроса от его получателя, при этом запросом начинает обрабатываться один из нескольких объектов. Объекты-получатели связываются в цепочку, и запрос передается по цепочке, пока кокой-то объекта его не обработает.</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4T16:36:00.030112057</meta:creation-date>
    <meta:generator>LibreOffice/6.4.7.2$Linux_X86_64 LibreOffice_project/40$Build-2</meta:generator>
    <dc:date>2024-04-19T14:30:34.314782199</dc:date>
    <meta:editing-duration>PT4H27M5S</meta:editing-duration>
    <meta:editing-cycles>19</meta:editing-cycles>
    <meta:document-statistic meta:table-count="0" meta:image-count="0" meta:object-count="0" meta:page-count="4" meta:paragraph-count="55" meta:word-count="931" meta:character-count="7712" meta:non-whitespace-character-count="6838"/>
  </office:meta>
</office:document-meta>
</file>